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28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21409a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8.5cm" svg:height="5.6cm" svg:x="10.9cm" svg:y="8.9cm">
          <text:p text:style-name="P1">Base de conocimiento</text:p>
          <text:p text:style-name="P2"><text:span text:style-name="T1"><text:s text:c="2"/></text:span></text:p>
          <text:p text:style-name="P2"><text:span text:style-name="T1"><text:tab/></text:span><text:span text:style-name="T1">-Ruido Gaussiano</text:span></text:p>
          <text:p text:style-name="P2"><text:span text:style-name="T1"><text:s text:c="2"/></text:span><text:span text:style-name="T1"><text:tab/></text:span><text:span text:style-name="T1">-Iluminación heterogénea</text:span></text:p>
          <text:p text:style-name="P2"><text:span text:style-name="T1"><text:s text:c="2"/></text:span><text:span text:style-name="T1"><text:tab/></text:span><text:span text:style-name="T1">-Fondo homogéneo</text:span></text:p>
          <text:p text:style-name="P2"><text:span text:style-name="T1"><text:s text:c="2"/></text:span><text:span text:style-name="T1"><text:tab/></text:span><text:span text:style-name="T1">-4 clases de obje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2.3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6.9cm" svg:y="3cm">
          <text:p text:style-name="P1">Extracción de Rasgos </text:p>
          <text:p text:style-name="P1">y redimension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14.6cm">
          <text:p text:style-name="P1">Clasificación de objetos</text:p>
          <text:p text:style-name="P1">KNN y KMea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.1cm" svg:y="6.7cm"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0.9cm" svg:y="6.6cm">
          <text:p text:style-name="P1">Análisis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2.4cm" svg:y="6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cm" svg:height="1.9cm" draw:transform="rotate (-0.785398163397449) translate (9.944cm 12.2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19.862cm 13.056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9.462cm 7.1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0.785398163397449) translate (20.305cm 6.5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cm" svg:height="3.6cm" svg:x="4.3cm" svg:y="10.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3.14159265358979) translate (24.8cm 14.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0.785398163397448) translate (5.093cm 3.24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cm" svg:height="3.6cm" draw:transform="rotate (-2.35619449019235) translate (27.76cm 5.75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7" draw:layer="layout" svg:width="6.7cm" svg:height="3.095cm" svg:x="2.5cm" svg:y="14.3cm">
          <draw:text-box>
            <text:p>Adquisición de la imagen <text:s/>con cámara convencional</text:p>
          </draw:text-box>
        </draw:frame>
        <draw:custom-shape draw:style-name="gr3" draw:text-style-name="P1" draw:layer="layout" svg:width="7.1cm" svg:height="2.4cm" svg:x="6cm" svg:y="3cm">
          <text:p text:style-name="P1">Filtración y </text:p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7.401cm" svg:y="6.30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1cm" svg:height="2.9cm" draw:transform="rotate (-1.5707963267949) translate (16.5cm 3.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21:01:08.413435664</meta:creation-date>
    <dc:date>2020-05-01T01:26:53.338800793</dc:date>
    <meta:editing-duration>PT7M15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